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TablePreview17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marker-start="" draw:marker-end="Arrow" draw:fill="none" draw:opacity="50%" draw:textarea-horizontal-align="justify" draw:textarea-vertical-align="middle" draw:auto-grow-height="false" draw:shadow-opacity="50%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896cm" style:use-optimal-column-width="false"/>
    </style:style>
    <style:style style:name="co4" style:family="table-column">
      <style:table-column-properties style:column-width="4.729cm" style:use-optimal-column-width="false"/>
    </style:style>
    <style:style style:name="co5" style:family="table-column">
      <style:table-column-properties style:column-width="4.231cm" style:use-optimal-column-width="false"/>
    </style:style>
    <style:style style:name="co6" style:family="table-column">
      <style:table-column-properties style:column-width="5.267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2.669cm"/>
    </style:style>
    <style:style style:name="ro3" style:family="table-row">
      <style:table-row-properties style:row-height="0.997cm"/>
    </style:style>
    <style:style style:name="ro4" style:family="table-row">
      <style:table-row-properties style:row-height="6.849cm"/>
    </style:style>
    <style:style style:name="ro5" style:family="table-row">
      <style:table-row-properties style:row-height="1.833cm"/>
    </style:style>
    <style:style style:name="ro6" style:family="table-row">
      <style:table-row-properties style:row-height="0.584cm"/>
    </style:style>
    <style:style style:name="ro7" style:family="table-row">
      <style:table-row-properties style:row-height="2.251cm"/>
    </style:style>
    <style:style style:name="ro8" style:family="table-row">
      <style:table-row-properties style:row-height="1.933cm"/>
    </style:style>
    <style:style style:name="ro9" style:family="table-row">
      <style:table-row-properties style:row-height="1.415cm"/>
    </style:style>
    <style:style style:name="ro10" style:family="table-row">
      <style:table-row-properties style:row-height="3.187cm"/>
    </style:style>
    <style:style style:name="ro11" style:family="table-row">
      <style:table-row-properties style:row-height="1.097cm"/>
    </style:style>
    <style:style style:name="ro12" style:family="table-row">
      <style:table-row-properties style:row-height="3.169cm"/>
    </style:style>
    <style:style style:name="ro13" style:family="table-row">
      <style:table-row-properties style:row-height="2.487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12pt" style:letter-kerning="true" style:font-family-asian="'Arial Unicode MS'" style:font-family-generic-asian="system" style:font-pitch-asian="variable" style:font-size-asian="12pt" style:font-family-complex="'Arial Unicode MS'" style:font-family-generic-complex="system" style:font-pitch-complex="variable" style:font-size-complex="12pt"/>
    </style:style>
    <style:style style:name="ce5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indent="0cm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.2cm" fo:margin-bottom="0.2cm" fo:line-height="100%" fo:text-indent="0cm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T3" style:family="text">
      <style:text-properties style:use-window-font-color="true" fo:font-family="Arial" style:font-family-generic="roman" style:font-pitch="variable" fo:font-size="8pt" style:text-underline-style="none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T4" style:family="text"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T5" style:family="text">
      <style:text-properties style:use-window-font-color="true" fo:font-family="Arial" style:font-family-generic="roman" style:font-pitch="variable" fo:font-size="8pt" style:text-underline-style="none" fo:font-weight="bold" style:letter-kerning="true" style:font-family-asian="'Arial Unicode MS'" style:font-family-generic-asian="system" style:font-pitch-asian="variable" style:font-size-asian="8pt" style:font-weight-asian="bold" style:font-family-complex="'Arial Unicode MS'" style:font-family-generic-complex="system" style:font-pitch-complex="variable" style:font-size-complex="8pt" style:font-weight-complex="bold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762cm" svg:height="4.244cm" svg:x="16.253cm" svg:y="1.0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2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3">
              <table:table-cell table:style-name="ce3">
                <text:p text:style-name="P2"><text:span text:style-name="T4">id: ID</text:span></text:p>
                <text:p text:style-name="P2"><text:span text:style-name="T4">ref: PERSON_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2cm" svg:height="4.244cm" svg:x="1.018cm" svg:y="1.0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YERS</text:span></text:p>
              </table:table-cell>
            </table:table-row>
            <table:table-row table:style-name="ro2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POSITION</text:span></text:p>
                <text:p text:style-name="P2"><text:span text:style-name="T3">HEIGHT</text:span></text:p>
                <text:p text:style-name="P2"><text:span text:style-name="T3">WEIGHT</text:span></text:p>
                <text:p text:style-name="P2"><text:span text:style-name="T3">BIRTHDATE</text:span></text:p>
              </table:table-cell>
            </table:table-row>
            <table:table-row table:style-name="ro3">
              <table:table-cell table:style-name="ce3">
                <text:p text:style-name="P2"><text:span text:style-name="T4">id: ID</text:span></text:p>
                <text:p text:style-name="P2"><text:span text:style-name="T4">ref: PERSON_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8.006cm" svg:x="9.047cm" svg:y="20.7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TATS</text:span></text:p>
              </table:table-cell>
            </table:table-row>
            <table:table-row table:style-name="ro4">
              <table:table-cell table:style-name="ce2">
                <text:p text:style-name="P2"><text:span text:style-name="T2">ID</text:span></text:p>
                <text:p text:style-name="P2"><text:span text:style-name="T3">PTS</text:span></text:p>
                <text:p text:style-name="P2"><text:span text:style-name="T3">OREB</text:span></text:p>
                <text:p text:style-name="P2"><text:span text:style-name="T3">DREB</text:span></text:p>
                <text:p text:style-name="P2"><text:span text:style-name="T3">REB</text:span></text:p>
                <text:p text:style-name="P2"><text:span text:style-name="T3">ASTS</text:span></text:p>
                <text:p text:style-name="P2"><text:span text:style-name="T3">STEALS</text:span></text:p>
                <text:p text:style-name="P2"><text:span text:style-name="T3">BLOCKS</text:span></text:p>
                <text:p text:style-name="P2"><text:span text:style-name="T3">TURNOVERS</text:span></text:p>
                <text:p text:style-name="P2"><text:span text:style-name="T3">TPF</text:span></text:p>
                <text:p text:style-name="P2"><text:span text:style-name="T3">FGA</text:span></text:p>
                <text:p text:style-name="P2"><text:span text:style-name="T3">FGM</text:span></text:p>
                <text:p text:style-name="P2"><text:span text:style-name="T3">FTA</text:span></text:p>
                <text:p text:style-name="P2"><text:span text:style-name="T3">FTM</text:span></text:p>
                <text:p text:style-name="P2"><text:span text:style-name="T3">TPA</text:span></text:p>
                <text:p text:style-name="P2"><text:span text:style-name="T3">TPM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2cm" svg:height="2.99cm" svg:x="11.786cm" svg:y="5.95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TEAMS</text:span></text:p>
              </table:table-cell>
            </table:table-row>
            <table:table-row table:style-name="ro5">
              <table:table-cell table:style-name="ce2">
                <text:p text:style-name="P2"><text:span text:style-name="T2">ID</text:span></text:p>
                <text:p text:style-name="P2"><text:span text:style-name="T3">TRIGRAM</text:span></text:p>
                <text:p text:style-name="P2"><text:span text:style-name="T3">NAME</text:span></text:p>
                <text:p text:style-name="P2"><text:span text:style-name="T3">LOCATION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62cm" svg:height="2.154cm" svg:x="1.027cm" svg:y="11.9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OCATION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5">NAME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762cm" svg:height="2.159cm" svg:x="1.06cm" svg:y="17.3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FERENCES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6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62cm" svg:height="2.154cm" svg:x="9.508cm" svg:y="13.37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EAGUES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5">NAME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804cm" svg:height="2.154cm" svg:x="16.151cm" svg:y="26.5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SEASON_TYPES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762cm" svg:height="5.08cm" svg:x="1.01cm" svg:y="6.3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RAFTS</text:span></text:p>
              </table:table-cell>
            </table:table-row>
            <table:table-row table:style-name="ro2">
              <table:table-cell table:style-name="ce2">
                <text:p text:style-name="P2"><text:span text:style-name="T2">PLAYER_ID</text:span></text:p>
                <text:p text:style-name="P2"><text:span text:style-name="T3">YEAR</text:span></text:p>
                <text:p text:style-name="P2"><text:span text:style-name="T3">ROUND</text:span></text:p>
                <text:p text:style-name="P2"><text:span text:style-name="T3">SELECTION</text:span></text:p>
                <text:p text:style-name="P2"><text:span text:style-name="T3">TEAM_ID</text:span></text:p>
                <text:p text:style-name="P2"><text:span text:style-name="T3">LOCATIONL_ID</text:span></text:p>
              </table:table-cell>
            </table:table-row>
            <table:table-row table:style-name="ro5">
              <table:table-cell table:style-name="ce3">
                <text:p text:style-name="P2"><text:span text:style-name="T4">id:PLAYER_ ID</text:span></text:p>
                <text:p text:style-name="P2"><text:span text:style-name="T4">ref: PLAYER_ID</text:span></text:p>
                <text:p text:style-name="P2"><text:span text:style-name="T4">ref: TEAM_ID</text:span></text:p>
                <text:p text:style-name="P2"><text:span text:style-name="T4">ref: LOCATION_ID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895cm" svg:height="3.408cm" svg:x="8.538cm" svg:y="0.99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5">
              <table:table-cell table:style-name="ce2">
                <text:p text:style-name="P2"><text:span text:style-name="T2">ID</text:span></text:p>
                <text:p text:style-name="P2"><text:span text:style-name="T5">ILKID</text:span></text:p>
                <text:p text:style-name="P2"><text:span text:style-name="T3">FIRSTNAME</text:span></text:p>
                <text:p text:style-name="P2"><text:span text:style-name="T3">LASTNAME</text:span></text:p>
              </table:table-cell>
            </table:table-row>
            <table:table-row table:style-name="ro3">
              <table:table-cell table:style-name="ce3">
                <text:p text:style-name="P2"><text:span text:style-name="T4">id: ID</text:span></text:p>
                <text:p text:style-name="P2"><text:span text:style-name="T4">id': ILKID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1" draw:layer="layout" svg:width="4.064cm" svg:height="3.556cm" svg:x="8.747cm" svg:y="1.435cm">
          <draw:glue-point draw:id="4" svg:x="4.375cm" svg:y="2.705cm" draw:escape-direction="right"/>
          <draw:glue-point draw:id="5" svg:x="-4.687cm" svg:y="2.705cm" draw:escape-direction="left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4.445cm" svg:x="14.843cm" svg:y="1.381cm">
          <draw:glue-point draw:id="4" svg:x="-4.424cm" svg:y="3.784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4.826cm" svg:x="14.843cm" svg:y="7.096cm">
          <draw:glue-point draw:id="4" svg:x="-4.355cm" svg:y="4.162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413cm" svg:x="10.017cm" svg:y="17.002cm">
          <draw:glue-point draw:id="4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413cm" svg:x="1.747cm" svg:y="11.977cm">
          <draw:glue-point draw:id="4" svg:x="4.232cm" svg:y="3.062cm"/>
          <draw:glue-point draw:id="5" svg:x="-4.586cm" svg:y="3.021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413cm" svg:x="1.747cm" svg:y="9.262cm">
          <draw:glue-point draw:id="4" svg:x="4.232cm" svg:y="3.133cm" draw:escape-direction="right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8.103cm" svg:x="14.947cm" svg:y="19.462cm">
          <draw:glue-point draw:id="4" svg:x="-4.441cm" svg:y="4.5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413cm" svg:x="8.493cm" svg:y="26.061cm">
          <draw:glue-point draw:id="4" svg:x="-4.687cm" svg:y="2.89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5.331cm" svg:x="2.651cm" svg:y="14.973cm">
          <draw:glue-point draw:id="4" svg:x="4.077cm" svg:y="1.902cm" draw:escape-direction="right"/>
          <draw:glue-point draw:id="5" svg:x="-4.539cm" svg:y="3.376cm"/>
          <draw:glue-point draw:id="6" svg:x="4.074cm" svg:y="4.177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5.715cm" svg:x="1.762cm" svg:y="20.812cm">
          <draw:glue-point draw:id="4" svg:x="-4.585cm" svg:y="1.543cm"/>
          <draw:glue-point draw:id="5" svg:x="4.34cm" svg:y="2.237cm" draw:escape-direction="right"/>
          <draw:glue-point draw:id="6" svg:x="4.308cm" svg:y="2.99cm" draw:escape-direction="right"/>
          <draw:glue-point draw:id="7" svg:x="4.29cm" svg:y="3.727cm" draw:escape-direction="right"/>
          <draw:glue-point draw:id="8" svg:x="4.29cm" svg:y="4.407cm" draw:escape-direction="right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762cm" svg:height="4.662cm" svg:x="16.242cm" svg:y="5.9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_TEAMS</text:span></text:p>
              </table:table-cell>
            </table:table-row>
            <table:table-row table:style-name="ro5">
              <table:table-cell table:style-name="ce2">
                <text:p text:style-name="P2"><text:span text:style-name="T2">COACH_ID</text:span></text:p>
                <text:p text:style-name="P2"><text:span text:style-name="T2">TEAM_ID</text:span></text:p>
                <text:p text:style-name="P2"><text:span text:style-name="T2">YEAR</text:span></text:p>
                <text:p text:style-name="P2"><text:span text:style-name="T3">YEAR_ORDER</text:span></text:p>
              </table:table-cell>
            </table:table-row>
            <table:table-row table:style-name="ro7">
              <table:table-cell table:style-name="ce3">
                <text:p text:style-name="P2"><text:span text:style-name="T4">id: ID</text:span></text:p>
                <text:p text:style-name="P2"><text:span text:style-name="T4">Id: TEAM_ID</text:span></text:p>
                <text:p text:style-name="P2"><text:span text:style-name="T4">Id: YEAR</text:span></text:p>
                <text:p text:style-name="P2"><text:span text:style-name="T4">ref:COACH_ID</text:span></text:p>
                <text:p text:style-name="P2"><text:span text:style-name="T4">ref: TEAM_ID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28cm" svg:height="3.926cm" svg:x="6.055cm" svg:y="5.982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PLAYER_SEASONS</text:span></text:p>
              </table:table-cell>
            </table:table-row>
            <table:table-row table:style-name="ro8">
              <table:table-cell table:style-name="ce2">
                <text:p text:style-name="P4"><text:span text:style-name="T2">ID</text:span></text:p>
                <text:p text:style-name="P2"><text:span text:style-name="T3">PLAYER_ID</text:span></text:p>
                <text:p text:style-name="P2"><text:span text:style-name="T6">YEAR</text:span></text:p>
                <text:p text:style-name="P2"><text:span text:style-name="T6">TEAM_ID</text:span></text:p>
              </table:table-cell>
            </table:table-row>
            <table:table-row table:style-name="ro9">
              <table:table-cell table:style-name="ce5">
                <text:p text:style-name="P2"><text:span text:style-name="T4">id: ID</text:span></text:p>
                <text:p text:style-name="P2"><text:span text:style-name="T7">ref: PLAYER_ID</text:span></text:p>
                <text:p text:style-name="P2"><text:span text:style-name="T7">ref: TEAM_ID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4.728cm" svg:height="5.18cm" svg:x="15.26cm" svg:y="11.35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TEAM_SEASONS</text:span></text:p>
              </table:table-cell>
            </table:table-row>
            <table:table-row table:style-name="ro10">
              <table:table-cell table:style-name="ce2">
                <text:p text:style-name="P4"><text:span text:style-name="T2">ID</text:span></text:p>
                <text:p text:style-name="P2"><text:span text:style-name="T6">TEAM_ID</text:span></text:p>
                <text:p text:style-name="P2"><text:span text:style-name="T7">YEAR</text:span></text:p>
                <text:p text:style-name="P2"><text:span text:style-name="T7">LEAGUE_ID</text:span></text:p>
                <text:p text:style-name="P2"><text:span text:style-name="T7">WON</text:span></text:p>
                <text:p text:style-name="P2"><text:span text:style-name="T7">PACE</text:span></text:p>
                <text:p text:style-name="P2"><text:span text:style-name="T7">LOST</text:span></text:p>
              </table:table-cell>
            </table:table-row>
            <table:table-row table:style-name="ro9">
              <table:table-cell table:style-name="ce5">
                <text:p text:style-name="P2"><text:span text:style-name="T4">id: ID</text:span></text:p>
                <text:p text:style-name="P2"><text:span text:style-name="T7">ref: TEAM_ID</text:span></text:p>
                <text:p text:style-name="P2"><text:span text:style-name="T7">ref: LEAGUE_ID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728cm" svg:height="2.254cm" svg:x="15.313cm" svg:y="17.677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TEAM_STAT_TACTIQUES</text:span></text:p>
              </table:table-cell>
            </table:table-row>
            <table:table-row table:style-name="ro11">
              <table:table-cell table:style-name="ce2">
                <text:p text:style-name="P4"><text:span text:style-name="T2">ID</text:span></text:p>
                <text:p text:style-name="P4"><text:span text:style-name="T8">NAME</text:span></text:p>
              </table:table-cell>
            </table:table-row>
            <table:table-row table:style-name="ro1">
              <table:table-cell table:style-name="ce5">
                <text:p text:style-name="P2"><text:span text:style-name="T4">id: 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4.728cm" svg:height="4.444cm" svg:x="15.281cm" svg:y="20.90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TEAM_STATS</text:span></text:p>
              </table:table-cell>
            </table:table-row>
            <table:table-row table:style-name="ro11">
              <table:table-cell table:style-name="ce2">
                <text:p text:style-name="P4"><text:span text:style-name="T2">TEAM_SEASON_ID</text:span></text:p>
                <text:p text:style-name="P4"><text:span text:style-name="T8">STAT_ID</text:span></text:p>
                <text:p text:style-name="P4"><text:span text:style-name="T8">TEAM_STAT_TACTIQUE_ID</text:span></text:p>
              </table:table-cell>
            </table:table-row>
            <table:table-row table:style-name="ro1">
              <table:table-cell table:style-name="ce5">
                <text:p text:style-name="P2"><text:span text:style-name="T4">id: TEAM_SEASON_ID</text:span></text:p>
                <text:p text:style-name="P2"><text:span text:style-name="T4">Id: STAT_ID</text:span></text:p>
                <text:p text:style-name="P2"><text:span text:style-name="T4">ID: TEAM_STAT_TACTIQUE_ID</text:span></text:p>
                <text:p text:style-name="P2"><text:span text:style-name="T4">REF: TEAM_SEASON_ID</text:span></text:p>
                <text:p text:style-name="P2"><text:span text:style-name="T4">REF: STAT_ID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23cm" svg:height="2.154cm" svg:x="1.053cm" svg:y="26.505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3"><text:span text:style-name="T1">PLAYER_SEASON_TYPES</text:span></text:p>
              </table:table-cell>
            </table:table-row>
            <table:table-row table:style-name="ro3">
              <table:table-cell table:style-name="ce2">
                <text:p text:style-name="P2"><text:span text:style-name="T2">ID</text:span></text:p>
                <text:p text:style-name="P2"><text:span text:style-name="T5">NAME</text:span></text:p>
              </table:table-cell>
            </table:table-row>
            <table:table-row table:style-name="ro1">
              <table:table-cell table:style-name="ce4">
                <text:p text:style-name="P2"><text:span text:style-name="T4">id: ID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266cm" svg:height="6.234cm" svg:x="1.029cm" svg:y="19.923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 text:style-name="P1"><text:span text:style-name="T1">PLAYER_STATS</text:span></text:p>
              </table:table-cell>
            </table:table-row>
            <table:table-row table:style-name="ro12">
              <table:table-cell table:style-name="ce2">
                <text:p text:style-name="P4"><text:span text:style-name="T8">PLAYER_SEASON_ID</text:span></text:p>
                <text:p text:style-name="P4"><text:span text:style-name="T8">STAT_ID</text:span></text:p>
                <text:p text:style-name="P4"><text:span text:style-name="T8">PLAYER_SEASON_TYPE_ID</text:span></text:p>
                <text:p text:style-name="P4"><text:span text:style-name="T7">CONFERENCE_ID</text:span></text:p>
                <text:p text:style-name="P4"><text:span text:style-name="T7">GP</text:span></text:p>
                <text:p text:style-name="P4"><text:span text:style-name="T7">MINUTES</text:span></text:p>
              </table:table-cell>
            </table:table-row>
            <table:table-row table:style-name="ro13">
              <table:table-cell table:style-name="ce5">
                <text:p><text:span text:style-name="T9">ID: PLAYER_SEASON_ID</text:span></text:p>
                <text:p><text:span text:style-name="T9">ID: STAT_ID</text:span></text:p>
                <text:p><text:span text:style-name="T9">ID: PLAYER_SEASON_TYPE_ID</text:span></text:p>
                <text:p><text:span text:style-name="T9">REF: PLAYER_SEASON_ID</text:span></text:p>
                <text:p><text:span text:style-name="T9">REF: STAT_ID</text:span></text:p>
                <text:p><text:span text:style-name="T9">REF: PLAYER_SEASON_TYPE_ID</text:span></text:p>
                <text:p><text:span text:style-name="T9">REF: CONFERENCE_ID</text:span></text:p>
              </table:table-cell>
            </table:table-row>
          </table:table>
          <draw:image xlink:href="Pictures/TablePreview17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5T20:02:22</dc:date>
    <meta:editing-duration>PT2H30M36S</meta:editing-duration>
    <meta:editing-cycles>98</meta:editing-cycles>
    <meta:generator>LibreOffice/3.5$Linux_X86_64 LibreOffice_project/350m1$Build-102</meta:generator>
    <dc:creator>Sebastien Zurfluh</dc:creator>
    <meta:document-statistic meta:object-count="27"/>
  </office:meta>
</office:document-meta>
</file>